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342in"/>
    </style:style>
    <style:style style:name="ta1co2" style:family="table-column">
      <style:table-column-properties fo:break-before="auto" style:column-width="1.894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894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assign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D.lp</text:p>
          </table:table-cell>
          <table:table-cell office:value-type="float" office:value="60.0"/>
          <table:table-cell office:value-type="float" office:value="1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>
          <table:table-cell office:value-type="string">
            <text:p>./IndexX.lp</text:p>
          </table:table-cell>
          <table:table-cell office:value-type="float" office:value="60.0"/>
          <table:table-cell office:value-type="float" office:value="1.0"/>
          <table:table-cell table:formula="of:=MIN([.$B4])" office:value-type="float"/>
          <table:table-cell table:formula="of:=MIN([.$C4])" office:value-type="float"/>
          <table:table-cell table:formula="of:=MEDIAN([.$B4])" office:value-type="float"/>
          <table:table-cell table:formula="of:=MEDIAN([.$C4])" office:value-type="float"/>
          <table:table-cell table:formula="of:=MAX([.$B4])" office:value-type="float"/>
          <table:table-cell table:formula="of:=MAX([.$C4])" office:value-type="float"/>
        </table:table-row>
        <table:table-row table:style-name="ro1">
          <table:table-cell office:value-type="string">
            <text:p>./IndexY.lp</text:p>
          </table:table-cell>
          <table:table-cell office:value-type="float" office:value="60.0"/>
          <table:table-cell office:value-type="float" office:value="1.0"/>
          <table:table-cell table:formula="of:=MIN([.$B5])" office:value-type="float"/>
          <table:table-cell table:formula="of:=MIN([.$C5])" office:value-type="float"/>
          <table:table-cell table:formula="of:=MEDIAN([.$B5])" office:value-type="float"/>
          <table:table-cell table:formula="of:=MEDIAN([.$C5])" office:value-type="float"/>
          <table:table-cell table:formula="of:=MAX([.$B5])" office:value-type="float"/>
          <table:table-cell table:formula="of:=MAX([.$C5])" office:value-type="float"/>
        </table:table-row>
        <table:table-row table:style-name="ro1">
          <table:table-cell office:value-type="string">
            <text:p>./Simple.lp</text:p>
          </table:table-cell>
          <table:table-cell office:value-type="float" office:value="3.89126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EDIAN([.$B6])" office:value-type="float"/>
          <table:table-cell table:formula="of:=MEDIAN([.$C6])" office:value-type="float"/>
          <table:table-cell table:formula="of:=MAX([.$B6])" office:value-type="float"/>
          <table:table-cell table:formula="of:=MAX([.$C6])" office:value-type="float"/>
        </table:table-row>
        <table:table-row table:style-name="ro1">
          <table:table-cell office:value-type="string">
            <text:p>./Storage.lp</text:p>
          </table:table-cell>
          <table:table-cell office:value-type="float" office:value="60.0"/>
          <table:table-cell office:value-type="float" office:value="1.0"/>
          <table:table-cell table:formula="of:=MIN([.$B7])" office:value-type="float"/>
          <table:table-cell table:formula="of:=MIN([.$C7])" office:value-type="float"/>
          <table:table-cell table:formula="of:=MEDIAN([.$B7])" office:value-type="float"/>
          <table:table-cell table:formula="of:=MEDIAN([.$C7])" office:value-type="float"/>
          <table:table-cell table:formula="of:=MAX([.$B7])" office:value-type="float"/>
          <table:table-cell table:formula="of:=MAX([.$C7])" office:value-type="float"/>
        </table:table-row>
        <table:table-row table:style-name="ro1">
          <table:table-cell office:value-type="string">
            <text:p>./StorageD.lp</text:p>
          </table:table-cell>
          <table:table-cell office:value-type="float" office:value="60.0"/>
          <table:table-cell office:value-type="float" office:value="1.0"/>
          <table:table-cell table:formula="of:=MIN([.$B8])" office:value-type="float"/>
          <table:table-cell table:formula="of:=MIN([.$C8])" office:value-type="float"/>
          <table:table-cell table:formula="of:=MEDIAN([.$B8])" office:value-type="float"/>
          <table:table-cell table:formula="of:=MEDIAN([.$C8])" office:value-type="float"/>
          <table:table-cell table:formula="of:=MAX([.$B8])" office:value-type="float"/>
          <table:table-cell table:formula="of:=MAX([.$C8])" office:value-type="float"/>
        </table:table-row>
        <table:table-row table:style-name="ro1">
          <table:table-cell office:value-type="string">
            <text:p>./StorageIndexX.lp</text:p>
          </table:table-cell>
          <table:table-cell office:value-type="float" office:value="60.0"/>
          <table:table-cell office:value-type="float" office:value="1.0"/>
          <table:table-cell table:formula="of:=MIN([.$B9])" office:value-type="float"/>
          <table:table-cell table:formula="of:=MIN([.$C9])" office:value-type="float"/>
          <table:table-cell table:formula="of:=MEDIAN([.$B9])" office:value-type="float"/>
          <table:table-cell table:formula="of:=MEDIAN([.$C9])" office:value-type="float"/>
          <table:table-cell table:formula="of:=MAX([.$B9])" office:value-type="float"/>
          <table:table-cell table:formula="of:=MAX([.$C9])" office:value-type="float"/>
        </table:table-row>
        <table:table-row table:style-name="ro1">
          <table:table-cell office:value-type="string">
            <text:p>./StorageIndexY.lp</text:p>
          </table:table-cell>
          <table:table-cell office:value-type="float" office:value="60.0"/>
          <table:table-cell office:value-type="float" office:value="1.0"/>
          <table:table-cell table:formula="of:=MIN([.$B10])" office:value-type="float"/>
          <table:table-cell table:formula="of:=MIN([.$C10])" office:value-type="float"/>
          <table:table-cell table:formula="of:=MEDIAN([.$B10])" office:value-type="float"/>
          <table:table-cell table:formula="of:=MEDIAN([.$C10])" office:value-type="float"/>
          <table:table-cell table:formula="of:=MAX([.$B10])" office:value-type="float"/>
          <table:table-cell table:formula="of:=MAX([.$C10])" office:value-type="float"/>
        </table:table-row>
        <table:table-row table:style-name="ro1">
          <table:table-cell office:value-type="string">
            <text:p>./StorageX.lp</text:p>
          </table:table-cell>
          <table:table-cell office:value-type="float" office:value="60.0"/>
          <table:table-cell office:value-type="float" office:value="1.0"/>
          <table:table-cell table:formula="of:=MIN([.$B11])" office:value-type="float"/>
          <table:table-cell table:formula="of:=MIN([.$C11])" office:value-type="float"/>
          <table:table-cell table:formula="of:=MEDIAN([.$B11])" office:value-type="float"/>
          <table:table-cell table:formula="of:=MEDIAN([.$C11])" office:value-type="float"/>
          <table:table-cell table:formula="of:=MAX([.$B11])" office:value-type="float"/>
          <table:table-cell table:formula="of:=MAX([.$C11])" office:value-type="float"/>
        </table:table-row>
        <table:table-row table:style-name="ro1">
          <table:table-cell office:value-type="string">
            <text:p>./StorageX1Y0.lp</text:p>
          </table:table-cell>
          <table:table-cell office:value-type="float" office:value="60.0"/>
          <table:table-cell office:value-type="float" office:value="1.0"/>
          <table:table-cell table:formula="of:=MIN([.$B12])" office:value-type="float"/>
          <table:table-cell table:formula="of:=MIN([.$C12])" office:value-type="float"/>
          <table:table-cell table:formula="of:=MEDIAN([.$B12])" office:value-type="float"/>
          <table:table-cell table:formula="of:=MEDIAN([.$C12])" office:value-type="float"/>
          <table:table-cell table:formula="of:=MAX([.$B12])" office:value-type="float"/>
          <table:table-cell table:formula="of:=MAX([.$C12])" office:value-type="float"/>
        </table:table-row>
        <table:table-row table:style-name="ro1">
          <table:table-cell office:value-type="string">
            <text:p>./StorageY.lp</text:p>
          </table:table-cell>
          <table:table-cell office:value-type="float" office:value="60.0"/>
          <table:table-cell office:value-type="float" office:value="1.0"/>
          <table:table-cell table:formula="of:=MIN([.$B13])" office:value-type="float"/>
          <table:table-cell table:formula="of:=MIN([.$C13])" office:value-type="float"/>
          <table:table-cell table:formula="of:=MEDIAN([.$B13])" office:value-type="float"/>
          <table:table-cell table:formula="of:=MEDIAN([.$C13])" office:value-type="float"/>
          <table:table-cell table:formula="of:=MAX([.$B13])" office:value-type="float"/>
          <table:table-cell table:formula="of:=MAX([.$C13])" office:value-type="float"/>
        </table:table-row>
        <table:table-row table:style-name="ro1">
          <table:table-cell office:value-type="string">
            <text:p>./StorageY1X0.lp</text:p>
          </table:table-cell>
          <table:table-cell office:value-type="float" office:value="60.0"/>
          <table:table-cell office:value-type="float" office:value="1.0"/>
          <table:table-cell table:formula="of:=MIN([.$B14])" office:value-type="float"/>
          <table:table-cell table:formula="of:=MIN([.$C14])" office:value-type="float"/>
          <table:table-cell table:formula="of:=MEDIAN([.$B14])" office:value-type="float"/>
          <table:table-cell table:formula="of:=MEDIAN([.$C14])" office:value-type="float"/>
          <table:table-cell table:formula="of:=MAX([.$B14])" office:value-type="float"/>
          <table:table-cell table:formula="of:=MAX([.$C14])" office:value-type="float"/>
        </table:table-row>
        <table:table-row table:style-name="ro1">
          <table:table-cell office:value-type="string">
            <text:p>./X.lp</text:p>
          </table:table-cell>
          <table:table-cell office:value-type="float" office:value="60.0"/>
          <table:table-cell office:value-type="float" office:value="1.0"/>
          <table:table-cell table:formula="of:=MIN([.$B15])" office:value-type="float"/>
          <table:table-cell table:formula="of:=MIN([.$C15])" office:value-type="float"/>
          <table:table-cell table:formula="of:=MEDIAN([.$B15])" office:value-type="float"/>
          <table:table-cell table:formula="of:=MEDIAN([.$C15])" office:value-type="float"/>
          <table:table-cell table:formula="of:=MAX([.$B15])" office:value-type="float"/>
          <table:table-cell table:formula="of:=MAX([.$C15])" office:value-type="float"/>
        </table:table-row>
        <table:table-row table:style-name="ro1">
          <table:table-cell office:value-type="string">
            <text:p>./X1Y0.lp</text:p>
          </table:table-cell>
          <table:table-cell office:value-type="float" office:value="60.0"/>
          <table:table-cell office:value-type="float" office:value="1.0"/>
          <table:table-cell table:formula="of:=MIN([.$B16])" office:value-type="float"/>
          <table:table-cell table:formula="of:=MIN([.$C16])" office:value-type="float"/>
          <table:table-cell table:formula="of:=MEDIAN([.$B16])" office:value-type="float"/>
          <table:table-cell table:formula="of:=MEDIAN([.$C16])" office:value-type="float"/>
          <table:table-cell table:formula="of:=MAX([.$B16])" office:value-type="float"/>
          <table:table-cell table:formula="of:=MAX([.$C16])" office:value-type="float"/>
        </table:table-row>
        <table:table-row table:style-name="ro1">
          <table:table-cell office:value-type="string">
            <text:p>./Y.lp</text:p>
          </table:table-cell>
          <table:table-cell office:value-type="float" office:value="60.0"/>
          <table:table-cell office:value-type="float" office:value="1.0"/>
          <table:table-cell table:formula="of:=MIN([.$B17])" office:value-type="float"/>
          <table:table-cell table:formula="of:=MIN([.$C17])" office:value-type="float"/>
          <table:table-cell table:formula="of:=MEDIAN([.$B17])" office:value-type="float"/>
          <table:table-cell table:formula="of:=MEDIAN([.$C17])" office:value-type="float"/>
          <table:table-cell table:formula="of:=MAX([.$B17])" office:value-type="float"/>
          <table:table-cell table:formula="of:=MAX([.$C17])" office:value-type="float"/>
        </table:table-row>
        <table:table-row table:style-name="ro1">
          <table:table-cell office:value-type="string">
            <text:p>./Y1X0.lp</text:p>
          </table:table-cell>
          <table:table-cell office:value-type="float" office:value="60.0"/>
          <table:table-cell office:value-type="float" office:value="1.0"/>
          <table:table-cell table:formula="of:=MIN([.$B18])" office:value-type="float"/>
          <table:table-cell table:formula="of:=MIN([.$C18])" office:value-type="float"/>
          <table:table-cell table:formula="of:=MEDIAN([.$B18])" office:value-type="float"/>
          <table:table-cell table:formula="of:=MEDIAN([.$C18])" office:value-type="float"/>
          <table:table-cell table:formula="of:=MAX([.$B18])" office:value-type="float"/>
          <table:table-cell table:formula="of:=MAX([.$C18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8])" office:value-type="float"/>
          <table:table-cell table:formula="of:=SUM([.C3:.C18])" office:value-type="float"/>
          <table:table-cell table:formula="of:=SUM([.D3:.D18])" office:value-type="float"/>
          <table:table-cell table:formula="of:=SUM([.E3:.E18])" office:value-type="float"/>
          <table:table-cell table:formula="of:=SUM([.F3:.F18])" office:value-type="float"/>
          <table:table-cell table:formula="of:=SUM([.G3:.G18])" office:value-type="float"/>
          <table:table-cell table:formula="of:=SUM([.H3:.H18])" office:value-type="float"/>
          <table:table-cell table:formula="of:=SUM([.I3:.I18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8])" office:value-type="float"/>
          <table:table-cell table:formula="of:=AVERAGE([.C3:.C18])" office:value-type="float"/>
          <table:table-cell table:formula="of:=AVERAGE([.D3:.D18])" office:value-type="float"/>
          <table:table-cell table:formula="of:=AVERAGE([.E3:.E18])" office:value-type="float"/>
          <table:table-cell table:formula="of:=AVERAGE([.F3:.F18])" office:value-type="float"/>
          <table:table-cell table:formula="of:=AVERAGE([.G3:.G18])" office:value-type="float"/>
          <table:table-cell table:formula="of:=AVERAGE([.H3:.H18])" office:value-type="float"/>
          <table:table-cell table:formula="of:=AVERAGE([.I3:.I18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8])" office:value-type="float"/>
          <table:table-cell table:formula="of:=STDEV([.C3:.C18])" office:value-type="float"/>
          <table:table-cell table:formula="of:=STDEV([.D3:.D18])" office:value-type="float"/>
          <table:table-cell table:formula="of:=STDEV([.E3:.E18])" office:value-type="float"/>
          <table:table-cell table:formula="of:=STDEV([.F3:.F18])" office:value-type="float"/>
          <table:table-cell table:formula="of:=STDEV([.G3:.G18])" office:value-type="float"/>
          <table:table-cell table:formula="of:=STDEV([.H3:.H18])" office:value-type="float"/>
          <table:table-cell table:formula="of:=STDEV([.I3:.I18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8]-[.$D3:.$D18])^2)^0.5" office:value-type="float"/>
          <table:table-cell table:number-matrix-columns-spanned="1" table:number-matrix-rows-spanned="1" table:formula="of:=SUM(([.C3:.C18]-[.$E3:.$E18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8]=[.$D3:.$D18])" office:value-type="float"/>
          <table:table-cell table:number-matrix-columns-spanned="1" table:number-matrix-rows-spanned="1" table:formula="of:=SUM([.C3:.C18]=[.$E3:.$E18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8]&lt;[.$F3:.$F18])" office:value-type="float"/>
          <table:table-cell table:number-matrix-columns-spanned="1" table:number-matrix-rows-spanned="1" table:formula="of:=SUM([.C3:.C18]&lt;[.$G3:.$G18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8]&gt;[.$F3:.$F18])" office:value-type="float"/>
          <table:table-cell table:number-matrix-columns-spanned="1" table:number-matrix-rows-spanned="1" table:formula="of:=SUM([.C3:.C18]&gt;[.$G3:.$G18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8]=[.$H3:.$H18])" office:value-type="float"/>
          <table:table-cell table:number-matrix-columns-spanned="1" table:number-matrix-rows-spanned="1" table:formula="of:=SUM([.C3:.C18]=[.$I3:.$I18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assign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18])" office:value-type="float"/>
          <table:table-cell table:formula="of:=SUM([Instances.C3:Instances.C18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